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e"/>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h text:style-name="Heading_20_3" text:outline-level="3"><text:bookmark-start text:name="preferred-technologies"/>Preferred Technologies<text:bookmark-end text:name="preferred-technologies"/></text:h>
      <text:p text:style-name="First_20_paragraph">React, Redux, GraphQL, NodeJS, Docker, ES6, MongoDB, Detox, Cypress, Enzyme.</text:p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.</text:p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Terminator, Fish, Travis, Netlify, Bitrise.</text:p>
      <text:p text:style-name="Horizontal_20_Line"/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5" text:outline-level="5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Source_Text">01/11/2017 – Current</text:span></text:p>
      <text:p text:style-name="Text_20_body">Crop control and evaluation 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Detox, Jest, Enzyme</text:p>
        </text:list-item>
        <text:list-item>
          <text:p text:style-name="P1"><text:span text:style-name="T1">Main methodologies:</text:span> Clean Code, TDD, MVP Canvas</text:p>
        </text:list-item>
      </text:list>
      <text:h text:style-name="Heading_20_5" text:outline-level="5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Source_Text">06/2018 – 10/2018</text:span><text:line-break/><text:span text:style-name="T1">Front-end Architect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2">
        <text:list-item>
          <text:p text:style-name="P2"><text:span text:style-name="T1">Main Technologies:</text:span> ReactJS, RestAPI, Redux, Redux-Saga, Material-UI, Cypress, Jest, Enzyme, StoryBook</text:p>
        </text:list-item>
        <text:list-item>
          <text:p text:style-name="P2"><text:span text:style-name="T1">Main methodologies:</text:span> Clean Code, TDD, Mobile First, Lean Startup</text:p>
        </text:list-item>
      </text:list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Source_Text">01/08/2017 – 01/11/2017</text:span><text:line-break/><text:span text:style-name="T1">Digital Business Integration Analyst</text:span></text:p>
      <text:h text:style-name="Heading_20_5" text:outline-level="5"><text:bookmark-start text:name="vai-de-visa---visas-campaign-web-app"/>Vai de Visa - Visa’s campaign web app<text:bookmark-end text:name="vai-de-visa---visas-campaign-web-app"/></text:h>
      <text:list text:style-name="L3">
        <text:list-item>
          <text:p text:style-name="P3"><text:span text:style-name="T1">Main Technology:</text:span> Angular 4</text:p>
        </text:list-item>
      </text:list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Source_Text">07/04/2017 – 09/06/2017</text:span><text:line-break/><text:span text:style-name="T1">Developer</text:span></text:p>
      <text:h text:style-name="Heading_20_5" text:outline-level="5"><text:bookmark-start text:name="linkapi---integration-platform"/>Linkapi - Integration Platform<text:bookmark-end text:name="linkapi---integration-platform"/></text:h>
      <text:list text:style-name="L4">
        <text:list-item>
          <text:p text:style-name="P4"><text:span text:style-name="T1">Main Technologies:</text:span> NodeJS, MongoDB, Docker, RabbitMQ, Pm2, Mocha, ES6</text:p>
        </text:list-item>
        <text:list-item>
          <text:p text:style-name="P4"><text:span text:style-name="T1">Main methodologies:</text:span> Clean Code, TDD, MVP Canvas</text:p>
        </text:list-item>
      </text:list>
      <text:p text:style-name="First_20_paragraph"><text:span text:style-name="Source_Text">07/12/2016 – 07/04/2017</text:span><text:line-break/><text:span text:style-name="T1">Trainee</text:span></text:p>
      <text:h text:style-name="Heading_20_5" text:outline-level="5"><text:bookmark-start text:name="bematech-gdi---app-in-ionic-2-for-pos-report-management"/>Bematech GDI - App in Ionic 2 for POS Report Management<text:bookmark-end text:name="bematech-gdi---app-in-ionic-2-for-pos-report-management"/></text:h>
      <text:list text:style-name="L5">
        <text:list-item>
          <text:p text:style-name="P5"><text:span text:style-name="T1">Main Technologies:</text:span> Ionic 2, Angular2, Typescript</text:p>
        </text:list-item>
      </text:list>
      <text:h text:style-name="Heading_20_5" text:outline-level="5"><text:bookmark-start text:name="asp.net-e-commerce-performance-analysis"/>ASP.NET E-commerce performance analysis<text:bookmark-end text:name="asp.net-e-commerce-performance-analysis"/></text:h>
      <text:list text:style-name="L6">
        <text:list-item>
          <text:p text:style-name="P6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7">
        <text:list-item>
          <text:p text:style-name="P7"><text:span text:style-name="T1">Main Technologies:</text:span> AngularJs, NodeJS, MongoDB, Express</text:p>
        </text:list-item>
      </text:list>
      <text:h text:style-name="Heading_20_3" text:outline-level="3"><text:bookmark-start text:name="ângelo-ocanã-consulting-and-training---trainee"/><text:span text:style-name="T1">Ângelo Ocanã Consulting and Training</text:span> - Trainee<text:bookmark-end text:name="ângelo-ocanã-consulting-and-training---trainee"/></text:h>
      <text:p text:style-name="First_20_paragraph"><text:span text:style-name="Source_Text">13/04/2016 – 13/10/2016</text:span></text:p>
      <text:h text:style-name="Heading_20_5" text:outline-level="5"><text:bookmark-start text:name="staffgeist---web-app-for-workplace-assessment"/>Staffgeist - Web App for Workplace Assessment<text:bookmark-end text:name="staffgeist---web-app-for-workplace-assessment"/></text:h>
      <text:list text:style-name="L8">
        <text:list-item>
          <text:p text:style-name="P8"><text:span text:style-name="T1">Main Technologies:</text:span> MVC, API, Angular JS, .NET 4.5 using C# language</text:p>
        </text:list-item>
        <text:list-item>
          <text:p text:style-name="P8"><text:span text:style-name="T1">Main methodologies:</text:span> Domain Driven Design (DDD), Test Domain Development (TDD)</text:p>
        </text:list-item>
        <text:list-item>
          <text:p text:style-name="P8"><text:span text:style-name="T1">Database:</text:span> MongoDB</text:p>
        </text:list-item>
      </text:list>
      <text:h text:style-name="Heading_20_3" text:outline-level="3"><text:bookmark-start text:name="reorder-it-consulting---support-analyst"/><text:span text:style-name="T1">Reorder IT Consulting</text:span> - Support Analyst<text:bookmark-end text:name="reorder-it-consulting---support-analyst"/></text:h>
      <text:p text:style-name="First_20_paragraph">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bookmark-start text:name="vip-systems---support-analyst"/><text:span text:style-name="T1">VIP Systems</text:span> - Support Analyst<text:bookmark-end text:name="vip-systems---support-analyst"/></text:h>
      <text:p text:style-name="First_20_paragraph">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bookmark-start text:name="sitel-brasil---support-analyst"/><text:span text:style-name="T1">Sitel Brasil</text:span> - Support Analyst<text:bookmark-end text:name="sitel-brasil---support-analyst"/></text:h>
      <text:p text:style-name="First_20_paragraph"><text:span text:style-name="Source_Text">12/2012 - 02/2013</text:span></text:p>
      <text:p text:style-name="Text_20_body">Service and support for equipment in Lenovo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Current</text:span></text:p>
      <text:p text:style-name="Text_20_body"><text:span text:style-name="Source_Text">02/2013 – 06/2013</text:span></text:p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ourses"/>Courses<text:bookmark-end text:name="courses"/></text:h>
      <text:list text:style-name="L9">
        <text:list-item>
          <text:p text:style-name="P9"><text:span text:style-name="T1">Building Scalable APIs with GraphQL,</text:span> Samer Buna – Pluralsight</text:p>
        </text:list-item>
        <text:list-item>
          <text:p text:style-name="P9"><text:span text:style-name="T1">Building Data-driven React Applications with Relay, GraphQL, and Flux,</text:span> Samer Buna – Pluralsight</text:p>
        </text:list-item>
        <text:list-item>
          <text:p text:style-name="P9"><text:span text:style-name="T1">Advanced Node.js,</text:span> Samer Buna – Pluralsight</text:p>
        </text:list-item>
        <text:list-item>
          <text:p text:style-name="P9"><text:span text:style-name="T1">Understanding Machine Learning with Python,</text:span> Jerry Kurata – Pluralsight</text:p>
        </text:list-item>
        <text:list-item>
          <text:p text:style-name="P9"><text:span text:style-name="T1">AWS Developer - An Introduction to AWS Lambda,</text:span> Steve Michelotti – Pluralsight</text:p>
        </text:list-item>
        <text:list-item>
          <text:p text:style-name="P9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languages"/>Languages<text:bookmark-end text:name="languages"/></text:h>
      <text:list text:style-name="L10">
        <text:list-item>
          <text:p text:style-name="P10"><text:span text:style-name="T1">English:</text:span> Advanced</text:p>
        </text:list-item>
        <text:list-item>
          <text:p text:style-name="P10"><text:span text:style-name="T1">Spanish:</text:span> Proficient</text:p>
        </text:list-item>
        <text:list-item>
          <text:p text:style-name="P10"><text:span text:style-name="T1">French:</text:span> Beginner</text:p>
        </text:list-item>
      </text:list>
      <text:h text:style-name="Heading_20_3" text:outline-level="3"><text:bookmark-start text:name="knowledge"/>Knowledge<text:bookmark-end text:name="knowledge"/></text:h>
      <text:p text:style-name="First_20_paragraph"><text:span text:style-name="T1">Tools:</text:span> NodeJS, React, GraphQL, Docker, Detox, Cypress, Enzyme, Angular, Typescript, RestAPI, HTML, CSS/SASS, MongoDB, Postgres, Ionic, Mocha, Jest, AWS, git.</text:p>
      <text:p text:style-name="Text_20_body"><text:span text:style-name="T1">Methodologies:</text:span> Functional Programming, Test Driven Design (TDD), Domain Driven Design (DDD), MVP Canvas, Design Thinking, Lean StartUp, Clean Code, Mobile Fir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